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style:font-name-asian="DejaVu Sans" style:font-name-complex="DejaVu Sans"/>
    </style:style>
    <style:style style:name="P2" style:family="paragraph" style:parent-style-name="Standard" style:list-style-name="L6"/>
    <style:style style:name="P3" style:family="paragraph" style:parent-style-name="Text_20_body" style:list-style-name="Numbering_20_1">
      <style:paragraph-properties>
        <style:tab-stops/>
      </style:paragraph-properties>
    </style:style>
    <style:style style:name="P4" style:family="paragraph" style:parent-style-name="Text_20_body" style:list-style-name="Numbering_20_1">
      <style:paragraph-properties fo:text-align="justify" style:justify-single-word="false">
        <style:tab-stops/>
      </style:paragraph-properties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2">
      <style:text-properties fo:font-weight="bold" style:font-weight-asian="bold" style:font-weight-complex="bold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Numbering_20_1" style:master-page-name="">
      <style:paragraph-properties style:page-number="auto">
        <style:tab-stops/>
      </style:paragraph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protokoll</text:h>
      <text:h text:style-name="Heading_20_2" text:outline-level="2">Undo / Redo Klassen</text:h>
      <text:list xml:id="list153358041" text:style-name="Numbering_20_1">
        <text:list-item>
          <text:p text:style-name="P12">AddConnectorUndoAction </text:p>
        </text:list-item>
        <text:list-item>
          <text:p text:style-name="P3">AddNamedSimulationUndoAction <text:span text:style-name="erfüllt">erfüllt</text:span></text:p>
        </text:list-item>
        <text:list-item>
          <text:p text:style-name="P3">ChangeDDensityUndoAction </text:p>
        </text:list-item>
        <text:list-item>
          <text:p text:style-name="P3">CreateDensityUndoAction </text:p>
        </text:list-item>
        <text:list-item>
          <text:p text:style-name="P3">flow.DeleteUndoAction <text:span text:style-name="erfüllt">erfüllt</text:span></text:p>
        </text:list-item>
        <text:list-item>
          <text:p text:style-name="P4">xy.DeleteUndoAction <text:span text:style-name="erfüllt">erfüllt</text:span></text:p>
        </text:list-item>
        <text:list-item>
          <text:p text:style-name="P3">FormulaChangeUndoAction <text:span text:style-name="erfüllt">erfüllt</text:span></text:p>
        </text:list-item>
        <text:list-item>
          <text:p text:style-name="P3">LayoutUndoAction <text:span text:style-name="korrigiert">korrigiert</text:span></text:p>
        </text:list-item>
        <text:list-item>
          <text:p text:style-name="P3">NameChangeUndoAction <text:span text:style-name="erfüllt">erfüllt</text:span></text:p>
        </text:list-item>
        <text:list-item>
          <text:p text:style-name="P3">MoveUndoAction <text:span text:style-name="korrigiert">korrigiert</text:span></text:p>
        </text:list-item>
        <text:list-item>
          <text:p text:style-name="P3">ResizeUndoAction <text:span text:style-name="nicht_20_erfüllt">nicht erfüllt</text:span> Text wird nicht mehr zentriert</text:p>
        </text:list-item>
        <text:list-item>
          <text:p text:style-name="P3">SubModelAssignUndoAction </text:p>
        </text:list-item>
        <text:list-item>
          <text:p text:style-name="P3">SubModelCreateUndoAction </text:p>
        </text:list-item>
        <text:list-item>
          <text:p text:style-name="P3">TextEditUndoAction <text:span text:style-name="erfüllt">erfüllt</text:span></text:p>
        </text:list-item>
      </text:list>
      <text:p text:style-name="Text_20_body"/>
      <text:p text:style-name="Text_20_body">Um Informationen über die Innere Vorgänge des Undo / Redo Systems zu erhalten starten Sie die Applikation mit Argument "--debug-undo"</text:p>
      <text:p text:style-name="Text_20_body"/>
      <text:h text:style-name="Heading_20_2" text:outline-level="2">Editor generell</text:h>
      <text:list xml:id="list202957461" text:style-name="L1">
        <text:list-item>
          <text:p text:style-name="P5">Markieren (incl. Kombination mit CTRL / SHIFT) <text:span text:style-name="erfüllt">erfüllt</text:span></text:p>
        </text:list-item>
        <text:list-item>
          <text:p text:style-name="P5">Verschieben <text:span text:style-name="erfüllt">erfüllt</text:span></text:p>
          <text:list>
            <text:list-item>
              <text:p text:style-name="P5">Undo / Redo <text:span text:style-name="korrigiert">korrigiert </text:span>konzeptioneller Fehler korrigiert (10)</text:p>
            </text:list-item>
            <text:list-item>
              <text:p text:style-name="P5">Layout <text:span text:style-name="erfüllt">erfüllt</text:span></text:p>
              <text:list>
                <text:list-item>
                  <text:p text:style-name="P5">rückgängig <text:span text:style-name="korrigiert">korrigiert</text:span> (10)</text:p>
                </text:list-item>
              </text:list>
            </text:list-item>
          </text:list>
        </text:list-item>
        <text:list-item>
          <text:p text:style-name="P6">Text</text:p>
          <text:list>
            <text:list-item>
              <text:p text:style-name="P5">erstellen <text:span text:style-name="erfüllt">erfüllt</text:span></text:p>
              <text:list>
                <text:list-item>
                  <text:p text:style-name="P5">rückgängig <text:span text:style-name="erfüllt">erfüllt</text:span> (2)</text:p>
                </text:list-item>
              </text:list>
            </text:list-item>
            <text:list-item>
              <text:p text:style-name="P5">löschen <text:span text:style-name="nicht_20_erfüllt"><text:s/></text:span><text:span text:style-name="korrigiert">korrigiert</text:span></text:p>
              <text:list>
                <text:list-item>
                  <text:p text:style-name="P5">rückgängig <text:span text:style-name="erfüllt">erfüllt</text:span> (5 / 6)</text:p>
                </text:list-item>
              </text:list>
            </text:list-item>
            <text:list-item>
              <text:p text:style-name="P5">Text ändern <text:span text:style-name="erfüllt">erfüllt</text:span></text:p>
              <text:list>
                <text:list-item>
                  <text:p text:style-name="P5">rückgängig <text:span text:style-name="erfüllt">erfüllt</text:span> (14)</text:p>
                </text:list-item>
              </text:list>
            </text:list-item>
          </text:list>
        </text:list-item>
        <text:list-item>
          <text:p text:style-name="P5"><text:soft-page-break/>Name ändern (von unterstützen Elementen) <text:span text:style-name="erfüllt">erfüllt</text:span></text:p>
          <text:list>
            <text:list-item>
              <text:p text:style-name="P5">rückgängig <text:span text:style-name="erfüllt">erfüllt</text:span> (9)</text:p>
            </text:list-item>
          </text:list>
        </text:list-item>
        <text:list-item>
          <text:p text:style-name="P5">resize <text:span text:style-name="erfüllt">erfüllt</text:span></text:p>
          <text:list>
            <text:list-item>
              <text:p text:style-name="P5">rückgängig <text:span text:style-name="nicht_20_erfüllt">nicht erfüllt</text:span> Text wird nicht mehr zentriert (11)</text:p>
            </text:list-item>
          </text:list>
        </text:list-item>
        <text:list-item>
          <text:p text:style-name="P6">Name</text:p>
          <text:list>
            <text:list-item>
              <text:p text:style-name="P5">Name wird geprüft auf «e», «pi» etc. <text:span text:style-name="korrigiert">korrigiert</text:span></text:p>
            </text:list-item>
          </text:list>
        </text:list-item>
      </text:list>
      <text:h text:style-name="Heading_20_2" text:outline-level="2">XY-Editor</text:h>
      <text:list xml:id="list306943455" text:style-name="L2">
        <text:list-item>
          <text:p text:style-name="P7">Meso Kompartment</text:p>
          <text:list>
            <text:list-item>
              <text:p text:style-name="P8">erstellen <text:span text:style-name="erfüllt">erfüllt</text:span></text:p>
              <text:list>
                <text:list-item>
                  <text:p text:style-name="P8">rückgängig <text:span text:style-name="erfüllt">erfüllt</text:span></text:p>
                </text:list-item>
              </text:list>
            </text:list-item>
            <text:list-item>
              <text:p text:style-name="P8">löschen <text:span text:style-name="erfüllt">erfüllt</text:span></text:p>
              <text:list>
                <text:list-item>
                  <text:p text:style-name="P8">rückgängig <text:span text:style-name="erfüllt">erfüllt</text:span> (6)</text:p>
                </text:list-item>
              </text:list>
            </text:list-item>
            <text:list-item>
              <text:p text:style-name="P7">X/Y Formel</text:p>
              <text:list>
                <text:list-item>
                  <text:p text:style-name="P8">editieren <text:span text:style-name="erfüllt">erfüllt</text:span></text:p>
                  <text:list>
                    <text:list-item>
                      <text:p text:style-name="P8">rückgängig <text:span text:style-name="erfüllt">erfüllt</text:span> (7)</text:p>
                    </text:list-item>
                  </text:list>
                </text:list-item>
                <text:list-item>
                  <text:p text:style-name="P8">Quellen: <text:span text:style-name="nicht_20_erfüllt">nicht erfüllt</text:span> noch nicht implementiert</text:p>
                  <text:list>
                    <text:list-item>
                      <text:p text:style-name="P8">Zeit</text:p>
                    </text:list-item>
                    <text:list-item>
                      <text:p text:style-name="P8">Globale</text:p>
                    </text:list-item>
                    <text:list-item>
                      <text:p text:style-name="P8">Inneres Modell</text:p>
                    </text:list-item>
                    <text:list-item>
                      <text:p text:style-name="P8">Dichte</text:p>
                      <text:list>
                        <text:list-item>
                          <text:p text:style-name="P8">Gradiente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Globale</text:p>
          <text:list>
            <text:list-item>
              <text:p text:style-name="P8">erstellen </text:p>
              <text:list>
                <text:list-item>
                  <text:p text:style-name="P8">rückgängig<text:tab/></text:p>
                </text:list-item>
              </text:list>
            </text:list-item>
            <text:list-item>
              <text:p text:style-name="P8">Formel ändern </text:p>
              <text:list>
                <text:list-item>
                  <text:p text:style-name="P8">rückgängig </text:p>
                </text:list-item>
              </text:list>
            </text:list-item>
            <text:list-item>
              <text:p text:style-name="P8">Hilighten der Abhängigkeiten </text:p>
            </text:list-item>
          </text:list>
        </text:list-item>
        <text:list-item>
          <text:p text:style-name="P8">Dichte fehlt in der Auflistung in der Sidebar (im FlowEditor)</text:p>
        </text:list-item>
        <text:list-item>
          <text:p text:style-name="P7">Dichte</text:p>
          <text:list>
            <text:list-item>
              <text:p text:style-name="P8">Darstellung mit Pfeilen, Farblegende und Log Skalierung <text:span text:style-name="nicht_20_erfüllt">nicht erfüllt</text:span> nicht Bestandteil dieses Releases</text:p>
            </text:list-item>
            <text:list-item>
              <text:p text:style-name="P8">erstellen</text:p>
              <text:list>
                <text:list-item>
                  <text:p text:style-name="P8">rückgängig</text:p>
                </text:list-item>
              </text:list>
            </text:list-item>
            <text:list-item>
              <text:p text:style-name="P8">löschen</text:p>
              <text:list>
                <text:list-item>
                  <text:p text:style-name="P8"><text:soft-page-break/>rückgängig</text:p>
                </text:list-item>
              </text:list>
            </text:list-item>
            <text:list-item>
              <text:p text:style-name="P8">ändern</text:p>
              <text:list>
                <text:list-item>
                  <text:p text:style-name="P8">rückgängig</text:p>
                </text:list-item>
                <text:list-item>
                  <text:p text:style-name="P8">dt &amp; time sollten nicht zur Verfügung stehen, da nur Initialdiche ingeben werden kann <text:span text:style-name="nicht_20_erfüllt">nicht erfüllt</text:span></text:p>
                </text:list-item>
              </text:list>
            </text:list-item>
          </text:list>
        </text:list-item>
        <text:list-item>
          <text:p text:style-name="P8">Copy &amp; Paste </text:p>
          <text:list>
            <text:list-item>
              <text:p text:style-name="P8">rückgängig </text:p>
            </text:list-item>
          </text:list>
        </text:list-item>
        <text:list-item>
          <text:p text:style-name="P8">Cut &amp; Paste </text:p>
          <text:list>
            <text:list-item>
              <text:p text:style-name="P8">rückgängig </text:p>
            </text:list-item>
          </text:list>
        </text:list-item>
        <text:list-item>
          <text:p text:style-name="P8">Submodel</text:p>
          <text:list>
            <text:list-item>
              <text:p text:style-name="P8">erstellen</text:p>
              <text:list>
                <text:list-item>
                  <text:p text:style-name="P8">rückgängig</text:p>
                </text:list-item>
              </text:list>
            </text:list-item>
            <text:list-item>
              <text:p text:style-name="P8">löschen</text:p>
              <text:list>
                <text:list-item>
                  <text:p text:style-name="P8">rückgängig</text:p>
                </text:list-item>
              </text:list>
            </text:list-item>
            <text:list-item>
              <text:p text:style-name="P8">Umbenennen</text:p>
              <text:list>
                <text:list-item>
                  <text:p text:style-name="P8">rückgängig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Flow-Editor</text:h>
      <text:list xml:id="list953773645" text:style-name="L3">
        <text:list-item>
          <text:p text:style-name="P9">Copy &amp; Paste <text:span text:style-name="korrigiert">korrigiert</text:span> Dichte Container und Hilfspunkte der neuen Flüsse haben Probleme verursacht</text:p>
          <text:list>
            <text:list-item>
              <text:p text:style-name="P9">rückgängig</text:p>
            </text:list-item>
          </text:list>
        </text:list-item>
        <text:list-item>
          <text:p text:style-name="P9">Cut &amp; Paste </text:p>
          <text:list>
            <text:list-item>
              <text:p text:style-name="P9">rückgängig </text:p>
            </text:list-item>
          </text:list>
        </text:list-item>
        <text:list-item>
          <text:p text:style-name="P9"/>
        </text:list-item>
      </text:list>
      <text:p text:style-name="Text_20_body"/>
      <text:h text:style-name="Heading_20_2" text:outline-level="2">Load / Save</text:h>
      <text:list xml:id="list347817797" text:style-name="L4">
        <text:list-item>
          <text:p text:style-name="P10">Speichern der Dichten <text:span text:style-name="korrigiert">korrigiert</text:span></text:p>
        </text:list-item>
      </text:list>
      <text:p text:style-name="Text_20_body"/>
      <text:h text:style-name="Heading_20_2" text:outline-level="2">Simulation</text:h>
      <text:list xml:id="list1715165613" text:style-name="L5">
        <text:list-item>
          <text:p text:style-name="P11">Nur jeder n-ter Zeitschritt speichern <text:span text:style-name="nicht_20_erfüllt">nicht erfüllt</text:span> nicht Bestandteil dieses Releases</text:p>
        </text:list-item>
      </text:list>
      <text:list xml:id="list1676294901" text:style-name="L6">
        <text:list-item>
          <text:p text:style-name="P2">Für X/Y müssen Ableitungen eingegben werden können dx/dt <text:span text:style-name="nicht_20_erfüllt">nicht erfüllt</text:span> nicht Bestandteil dieses Releases</text:p>
        </text:list-item>
        <text:list-item>
          <text:p text:style-name="P2">Parameter</text:p>
        </text:list-item>
        <text:list-item>
          <text:p text:style-name="P2"><text:soft-page-break/>Global</text:p>
        </text:list-item>
        <text:list-item>
          <text:p text:style-name="P2">Container</text:p>
        </text:list-item>
        <text:list-item>
          <text:p text:style-name="P2">DensityContainer</text:p>
        </text:list-item>
        <text:list-item>
          <text:p text:style-name="P2">Verbindung</text:p>
          <text:list>
            <text:list-item>
              <text:p text:style-name="P2">markieren / repaint </text:p>
            </text:list-item>
          </text:list>
        </text:list-item>
        <text:list-item>
          <text:p text:style-name="P2">Fluss</text:p>
          <text:list>
            <text:list-item>
              <text:p text:style-name="P2">markieren / repaint </text:p>
            </text:list-item>
          </text:list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C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icht_20_erfüllt" style:display-name="nicht erfüllt" style:family="text" style:parent-style-name="Status">
      <style:text-properties fo:color="#ff0000" fo:background-color="transparent" style:font-size-asian="10.5pt"/>
    </style:style>
    <style:style style:name="erfüllt" style:family="text" style:parent-style-name="Status">
      <style:text-properties fo:color="#008000"/>
    </style:style>
    <style:style style:name="korrigiert" style:family="text" style:parent-style-name="Status">
      <style:text-properties fo:color="#ff950e" style:font-size-asian="10.5pt"/>
    </style:style>
    <style:style style:name="Status" style:family="text">
      <style:text-properties fo:font-weight="bold" fo:background-color="transparent"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utti</meta:initial-creator>
    <meta:creation-date>2012-05-06T11:14:00</meta:creation-date>
    <dc:date>2012-05-07T13:11:32</dc:date>
    <dc:creator>Andreas Butti</dc:creator>
    <meta:editing-duration>PT2H52M20S</meta:editing-duration>
    <meta:editing-cycles>36</meta:editing-cycles>
    <meta:generator>LibreOffice/3.5$Linux_X86_64 LibreOffice_project/350m1$Build-2</meta:generator>
    <meta:document-statistic meta:table-count="0" meta:image-count="0" meta:object-count="0" meta:page-count="4" meta:paragraph-count="96" meta:word-count="382" meta:character-count="2014" meta:non-whitespace-character-count="2210"/>
  </office:meta>
</office:document-meta>
</file>